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5954604071241941651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1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2461708621148238467" text:style-name="L2">
        <text:list-item>
          <text:list>
            <text:list-header>
              <text:p text:style-name="P23">41.8 miles in the last week </text:p>
              <text:p text:style-name="P23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9/2017 <text:span text:style-name="T1">4 miles</text:span></text:p>
      <text:p text:style-name="P18">I ran 4 miles mainly on a hilly course in 38:40 or 9:40/mile. <text:s/>At the beginning of the 2<text:span text:style-name="T3">nd</text:span> mile and at the end of the 3<text:span text:style-name="T3">rd</text:span> mile I ran 200 meters on level ground. <text:s/>Times for the 200 meter runs: 59 s and 56 s. I felt better than I did yesterday.</text:p>
      <text:p text:style-name="P18"/>
      <text:p text:style-name="P18">Wed 9/20/2017 <text:span text:style-name="T1">4.5 miles</text:span></text:p>
      <text:p text:style-name="P18">I ran almost the same hilly 4 mile course as yesterday except I added on about ¼ mile in the middle of the course. <text:s/>Today I ran 4.25 miles in 38:10 or 8:58/mile. <text:s/>At the beginning of the 2<text:span text:style-name="T3">nd</text:span> mile and at the beginning of the 4<text:span text:style-name="T3">th </text:span><text:s/>mile I ran 200 meters on level ground. <text:s/>Times for the 200 meter runs: 56 s and 57 s. <text:s/>I walked ¼ mile to warm down. <text:s/>I felt better than I did yesterday.</text:p>
      <text:p text:style-name="P18"/>
      <text:p text:style-name="P18">Thur 9/21/2017 <text:span text:style-name="T1">5.8 miles</text:span></text:p>
      <text:p text:style-name="P18">I ran 2 miles on slightly hilly roads in 18:01 or 9:00/mile. This run included a 200 meter stretch that I ran on level ground at the beginning of the second mile in 60 s. <text:s/>Then I ran 3.8 miles mainly with Mark Ams. <text:s/>This run included </text:p>
      <text:p text:style-name="P18">6 x 200 meters on the college track with a 200 meter jog after each run. <text:s/>The jogs were all about 1:45. The 200 meter runs averaged 60 s.</text:p>
      <text:p text:style-name="P1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9-21T12:19:07.68</dc:date>
    <dc:creator>James Lombardi</dc:creator>
    <meta:editing-duration>PT22H50M18S</meta:editing-duration>
    <meta:editing-cycles>143</meta:editing-cycles>
    <meta:generator>OpenOffice/4.1.2$Win32 OpenOffice.org_project/412m3$Build-9782</meta:generator>
    <meta:document-statistic meta:table-count="0" meta:image-count="0" meta:object-count="0" meta:page-count="11" meta:paragraph-count="199" meta:word-count="3827" meta:character-count="19283"/>
  </office:meta>
</office:document-meta>
</file>